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-asian="Arial Unicode MS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Standard" style:list-style-name="WW8Num1">
      <style:text-properties style:font-name="Arial" fo:font-size="11pt" fo:font-weight="bold" style:font-size-asian="11pt" style:font-weight-asian="bold" style:font-name-complex="Arial" style:font-weight-complex="bold"/>
    </style:style>
    <style:style style:name="P18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19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</style:style>
    <style:style style:name="P20" style:family="paragraph" style:parent-style-name="Heading_20_1">
      <style:text-properties style:font-name="Arial" fo:font-size="11pt" fo:font-weight="bold" style:font-size-asian="11pt" style:font-weight-asian="bold" style:font-name-complex="Arial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Wingdings" fo:font-size="11pt" fo:font-weight="bold" style:font-size-asian="11pt" style:font-weight-asian="bold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outline="false" style:text-line-through-style="none" fo:font-size="9pt" fo:font-style="normal" fo:text-shadow="none" style:text-underline-style="none" style:font-name-asian="Arial" style:font-size-asian="9pt" style:font-style-asian="normal" style:font-size-complex="9pt" style:font-style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locaadr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  <text:user-field-decl office:value-type="string" office:string-value="" text:name="dossierep_anonymiser"/>
        <text:user-field-decl office:value-type="string" office:string-value="" text:name="nonrespectsanctionep93_rgpassage"/>
        <text:user-field-decl office:value-type="string" office:string-value="" text:name="dossierep_themeep"/>
        <text:user-field-decl office:value-type="string" office:string-value="" text:name="dossier_dtdemrsa"/>
        <text:user-field-decl office:value-type="string" office:string-value="" text:name="personne_id"/>
        <text:user-field-decl office:value-type="string" office:string-value="" text:name="structurereferente_lib_struc"/>
        <text:user-field-decl office:value-type="string" office:string-value="" text:name="orientstruct_structurereferente_id"/>
        <text:user-field-decl office:value-type="string" office:string-value="" text:name="orientstruct_statut_orient"/>
        <text:user-field-decl office:value-type="string" office:string-value="" text:name="contratinsertion_typocontrat_id"/>
        <text:user-field-decl office:value-type="string" office:string-value="" text:name="personne_sexe"/>
        <text:user-field-decl office:value-type="string" office:string-value="" text:name="dossierep_nonrespectsanctionep93_orientstruct_personne_id"/>
        <text:user-field-decl office:value-type="string" office:string-value="" text:name="commissionep_dateseance"/>
        <text:user-field-decl office:value-type="string" office:string-value="" text:name="decisionnonrespectsanctionep93_decision"/>
        <text:user-field-decl office:value-type="string" office:string-value="" text:name="contratinsertion_dd_ci"/>
      </text:user-field-decls>
      <text:p text:style-name="P19">FICHE SYNTHETIQUE</text:p>
      <text:p text:style-name="P1"/>
      <text:p text:style-name="P1"/>
      <text:section text:style-name="Sect1" text:name="SectionAnonymisee" text:condition="ooow:dossierep_anonymiser EQ &quot;1&quot;" text:display="condition">
        <text:p text:style-name="Standard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  <text:p text:style-name="P1"/>
        <text:p text:style-name="P1">Adresse : <text:tab/></text:p>
        <text:p text:style-name="P5"><text:user-field-get text:name="adresse_numvoie"/> <text:s/><text:user-field-get text:name="adresse_typevoie"/> <text:user-field-get text:name="adresse_nomvoie"/></text:p>
        <text:p text:style-name="P5"><text:user-field-get text:name="adresse_compladr"/></text:p>
        <text:p text:style-name="P11"><text:span text:style-name="T3"><text:user-field-get text:name="adresse_codepos"/></text:span><text:span text:style-name="T3"> </text:span><text:span text:style-name="T3"><text:user-field-get text:name="adresse_locaadr"/></text:span></text:p>
        <text:p text:style-name="P1"/>
        <text:p text:style-name="P1">Date de naissance :<text:span text:style-name="T10"> </text:span><text:span text:style-name="T10"><text:user-field-get text:name="personne_dtnai"/></text:span></text:p>
        <text:p text:style-name="P1">Situation familiale :<text:span text:style-name="T10"> </text:span><text:span text:style-name="T10"><text:user-field-get text:name="foyer_sitfam"/></text:span></text:p>
        <text:p text:style-name="P1"/>
        <text:p text:style-name="P1">Inscrit au RSA depuis : </text:p>
        <text:p text:style-name="P1"/>
        <text:p text:style-name="P1">N° allocataire :<text:span text:style-name="T10"> </text:span><text:span text:style-name="T10"><text:user-field-get text:name="dossier_matricule"/></text:span></text:p>
        <text:p text:style-name="P1"/>
        <text:p text:style-name="P1">Service référent :<text:span text:style-name="T10"> </text:span><text:span text:style-name="T10"><text:user-field-get text:name="serviceinstructeur_lib_service"/></text:span></text:p>
        <text:p text:style-name="P1"/>
        <text:p text:style-name="P1">Date d’orientation :<text:span text:style-name="T10"> </text:span><text:span text:style-name="T10"><text:user-field-get text:name="orientstruct_date_valid"/></text:span></text:p>
        <text:p text:style-name="P1"/>
        <text:p text:style-name="Standard"><text:span text:style-name="T1">Inscrit à Pôle Emploi :<text:tab/></text:span><text:span text:style-name="T4"><text:user-field-get text:name="historiqueetatpe_inscritpe"/></text:span></text:p>
        <text:p text:style-name="P5"/>
        <text:p text:style-name="P5">Origine <text:span text:style-name="T11"><text:user-field-get text:name="contratinsertion_dd_ci"/></text:span></text:p>
        <text:p text:style-name="P5"><text:span text:style-name="T11"><text:user-field-get text:name="orientstruct_statut_orient"/></text:span></text:p>
        <text:p text:style-name="P5"/>
        <text:p text:style-name="P5">rang passage</text:p>
        <text:p text:style-name="P5"><text:user-field-get text:name="nonrespectsanctionep93_rgpassage"/></text:p>
        <text:p text:style-name="P1"/>
        <text:p text:style-name="Standard"><text:span text:style-name="T1">Connu du service social :<text:tab/>OUI<text:tab/></text:span><text:span text:style-name="T6"></text:span><text:span text:style-name="T1"><text:tab/><text:tab/>NON<text:tab/></text:span><text:span text:style-name="T6"></text:span></text:p>
        <text:p text:style-name="P1"/>
        <text:p text:style-name="Standard"><text:span text:style-name="T1">Relance suite à <text:tab/><text:tab/></text:span><text:span text:style-name="T6">o</text:span><text:span text:style-name="T1"> <text:s/>signalement CAF</text:span></text:p>
        <text:p text:style-name="Standard"><text:span text:style-name="T1"><text:tab/><text:tab/><text:tab/><text:tab/></text:span><text:span text:style-name="T6">o</text:span><text:span text:style-name="T1"> <text:s/>signalement service de suivi</text:span></text:p>
        <text:p text:style-name="Standard"><text:span text:style-name="T1"><text:tab/><text:tab/><text:tab/><text:tab/></text:span><text:span text:style-name="T6"></text:span><text:span text:style-name="T1"> <text:s/>référence RSA</text:span></text:p>
        <text:p text:style-name="P1"/>
        <text:p text:style-name="P1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/>
              <text:p text:style-name="P2">Date de relance</text:p>
              <text:p text:style-name="P7"/>
            </table:table-cell>
            <table:table-cell table:style-name="Tableau1.B1" office:value-type="string">
              <text:p text:style-name="P8"/>
              <text:p text:style-name="P2"/>
            </table:table-cell>
          </table:table-row>
          <table:table-row table:style-name="Tableau1.2">
            <table:table-cell table:style-name="Tableau1.A1" office:value-type="string">
              <text:p text:style-name="P8"/>
              <text:p text:style-name="P10"><text:span text:style-name="T1">1</text:span><text:span text:style-name="T7">ère</text:span><text:span text:style-name="T1"> Convocation EP</text:span></text:p>
              <text:p text:style-name="P9"/>
            </table:table-cell>
            <table:table-cell table:style-name="Tableau1.B1" office:value-type="string">
              <text:p text:style-name="P8"/>
              <text:p text:style-name="P4"/>
            </table:table-cell>
          </table:table-row>
          <table:table-row table:style-name="Tableau1.2">
            <table:table-cell table:style-name="Tableau1.A1" office:value-type="string">
              <text:p text:style-name="P8"/>
              <text:p text:style-name="P10"><text:span text:style-name="T2">2</text:span><text:span text:style-name="T8">ème</text:span><text:span text:style-name="T2"> Convocation EP</text:span></text:p>
            </table:table-cell>
            <table:table-cell table:style-name="Tableau1.B1" office:value-type="string">
              <text:p text:style-name="P8"/>
              <text:p text:style-name="P4"/>
            </table:table-cell>
          </table:table-row>
        </table:table>
        <text:p text:style-name="Standard"/>
        <text:p text:style-name="P1"/>
        <text:p text:style-name="P1"/>
        <text:h text:style-name="Heading_20_1" text:outline-level="1">COMPTE-RENDU DE LA SITUATION DE L’ALLOCATAIRE</text:h>
        <text:p text:style-name="P1"/>
        <text:p text:style-name="Standard"><text:span text:style-name="T1">Relances effectuées par le service référent : <text:tab/>OUI<text:tab/></text:span><text:span text:style-name="T6"></text:span><text:span text:style-name="T1"><text:tab/><text:tab/>NON<text:tab/></text:span><text:span text:style-name="T6"></text:span><text:span text:style-name="T1"> </text:span></text:p>
        <text:p text:style-name="P1">Si oui, préciser les dates des courriers.</text:p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section text:style-name="Sect1" text:name="Sectionnonrespectsanction" text:condition="ooow:dossierep_themeep !=&quot;nonrespectssanctionseps93&quot;" text:is-hidden="true">
          <text:p text:style-name="P1"/>
          <text:p text:style-name="P2"/>
          <text:p text:style-name="P2">DOSSIER DE SUSPENSION POUR DEFAUT D’INSERTION</text:p>
          <text:p text:style-name="P1"/>
          <text:p text:style-name="P1"/>
          <text:p text:style-name="Standard"><text:span text:style-name="T5">N° ALLOCATAIRE</text:span><text:span text:style-name="T1"> : </text:span></text:p>
          <text:p text:style-name="P1"/>
          <text:p text:style-name="Standard"><text:span text:style-name="T5">1</text:span><text:span text:style-name="T9">er</text:span><text:span text:style-name="T5"> PASSAGE</text:span></text:p>
          <text:p text:style-name="P1"/>
          <text:p text:style-name="Standard"><text:span text:style-name="T5">AVIS DE L’EQUIPE PLURIDISCIPLINAIRE</text:span><text:span text:style-name="T1"> - REUNION DU </text:span><text:span text:style-name="T1"><text:user-field-get text:name="commissionep_dateseance"/></text:span></text:p>
          <text:p text:style-name="P1"/>
          <text:list xml:id="list30378248" text:style-name="WW8Num1">
            <text:list-item>
              <text:p text:style-name="P17">Réduction de l’allocation RSA de 100 €</text:p>
            </text:list-item>
            <text:list-item>
              <text:p text:style-name="P17">Report de la décision pour complément d’informations</text:p>
            </text:list-item>
            <text:list-item>
              <text:p text:style-name="P17">Délai supplémentaire d’un mois pour contacter le service référent</text:p>
            </text:list-item>
            <text:list-item>
              <text:p text:style-name="P17">Maintien de l’allocation</text:p>
            </text:list-item>
          </text:list>
          <text:p text:style-name="P1"/>
          <text:p text:style-name="P1"/>
          <text:p text:style-name="P1"/>
          <text:p text:style-name="P1"/>
          <text:p text:style-name="P1"/>
          <text:p text:style-name="P14">Pour le Président du Conseil général</text:p>
          <text:p text:style-name="P14">et par délégation,</text:p>
          <text:p text:style-name="P14">La Chef de Service adjointe de l’Insertion et de la Solidarité</text:p>
          <text:p text:style-name="P15">Flora Flamarion</text:p>
          <text:h text:style-name="Heading_20_1" text:outline-level="1">DECISION DU PRESIDENT DU CONSEIL GENERAL</text:h>
          <text:p text:style-name="P12"/>
          <text:list xml:id="list30444410" text:continue-numbering="true" text:style-name="WW8Num1">
            <text:list-item>
              <text:p text:style-name="P17">Réduction de l’allocation RSA de 100 €</text:p>
            </text:list-item>
            <text:list-item>
              <text:p text:style-name="P17">Report de la décision pour complément d’informations</text:p>
            </text:list-item>
            <text:list-item>
              <text:p text:style-name="P17">Délai supplémentaire d’un mois pour contacter le service référent</text:p>
            </text:list-item>
            <text:list-item>
              <text:p text:style-name="P17">Maintien de l’allocation</text:p>
            </text:list-item>
          </text:list>
          <text:p text:style-name="P1"/>
          <text:p text:style-name="P1"/>
          <text:p text:style-name="P1"/>
          <text:p text:style-name="P1"/>
          <text:p text:style-name="P14">Fait à Bobigny, le</text:p>
          <text:p text:style-name="P14"/>
          <text:p text:style-name="P14"/>
          <text:p text:style-name="P14"/>
          <text:p text:style-name="P14"/>
          <text:p text:style-name="P14">Pour le Président du Conseil général</text:p>
          <text:p text:style-name="P14">et par délégation,</text:p>
          <text:p text:style-name="P14">Le Directeur Général Adjoint</text:p>
          <text:p text:style-name="P14">Etienne Champion</text:p>
        </text:section>
        <text:p text:style-name="P1"/>
        <text:p text:style-name="P1"/>
        <text:p text:style-name="P1"/>
        <text:p text:style-name="P1"/>
        <text:p text:style-name="P1"/>
        <text:p text:style-name="P1"/>
        <text:h text:style-name="P20" text:outline-level="1"/>
        <text:p text:style-name="P1"/>
        <text:p text:style-name="P1"><text:soft-page-break/></text:p>
        <text:p text:style-name="P1"/>
        <text:p text:style-name="P1"/>
        <text:p text:style-name="P1">Courrier à l’allocataire le :</text:p>
        <text:p text:style-name="P1"/>
        <text:p text:style-name="P1">Courrier à la CAF le :</text:p>
        <text:p text:style-name="P1"/>
        <text:p text:style-name="P3"><text:tab/>1/2</text:p>
        <text:p text:style-name="P2"/>
        <text:p text:style-name="P2">DOSSIER DE SUSPENSION POUR DEFAUT D’INSERTION</text:p>
        <text:p text:style-name="P1"/>
        <text:p text:style-name="P1"/>
        <text:p text:style-name="Standard"><text:span text:style-name="T5">N° ALLOCATAIRE</text:span><text:span text:style-name="T1"> : </text:span></text:p>
        <text:p text:style-name="P1"/>
        <text:p text:style-name="Standard"><text:span text:style-name="T5">2</text:span><text:span text:style-name="T9">ème</text:span><text:span text:style-name="T5"> PASSAGE</text:span></text:p>
        <text:p text:style-name="P6"/>
        <text:p text:style-name="Standard"><text:span text:style-name="T5">AVIS DE L’EQUIPE PLURIDISCIPLINAIRE</text:span><text:span text:style-name="T1"> - REUNION DU </text:span></text:p>
        <text:p text:style-name="P1"/>
        <text:list xml:id="list30421108" text:continue-numbering="true" text:style-name="WW8Num1">
          <text:list-item>
            <text:p text:style-name="P17">Suspension totale de l’allocation RSA</text:p>
          </text:list-item>
          <text:list-item>
            <text:p text:style-name="P17">Suspension partielle de l’allocation RSA</text:p>
          </text:list-item>
          <text:list-item>
            <text:p text:style-name="P17">Maintien de l’allocation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4">Pour le Président du Conseil général</text:p>
        <text:p text:style-name="P14">et par délégation,</text:p>
        <text:p text:style-name="P14">La Chef de Service adjointe de l’Insertion et de la Solidarité</text:p>
        <text:p text:style-name="P15">Flora Flamarion</text:p>
        <text:p text:style-name="P1"/>
        <text:p text:style-name="P1"/>
        <text:p text:style-name="P1"/>
        <text:p text:style-name="P1"/>
        <text:p text:style-name="P1"/>
        <text:h text:style-name="Heading_20_1" text:outline-level="1">DECISION DU PRESIDENT DU CONSEIL GENERAL</text:h>
        <text:p text:style-name="P12"/>
        <text:list xml:id="list30449965" text:continue-numbering="true" text:style-name="WW8Num1">
          <text:list-item>
            <text:p text:style-name="P17">Suspension totale de l’allocation RSA</text:p>
          </text:list-item>
          <text:list-item>
            <text:p text:style-name="P17">Suspension partielle de l’allocation RSA</text:p>
          </text:list-item>
          <text:list-item>
            <text:p text:style-name="P17">Maintien de l’allocation</text:p>
          </text:list-item>
        </text:list>
        <text:p text:style-name="P1"/>
        <text:p text:style-name="P1"/>
        <text:p text:style-name="P1"/>
        <text:p text:style-name="P14">Fait à Bobigny, le</text:p>
        <text:p text:style-name="P14"/>
        <text:p text:style-name="P14"/>
        <text:p text:style-name="P14"/>
        <text:p text:style-name="P14"/>
        <text:p text:style-name="P14"/>
        <text:p text:style-name="P14">Pour le Président du Conseil général</text:p>
        <text:p text:style-name="P14">et par délégation,</text:p>
        <text:p text:style-name="P14">Le Directeur Général Adjoint</text:p>
        <text:p text:style-name="P14">Etienne Champion</text:p>
        <text:p text:style-name="P1"/>
        <text:p text:style-name="P1"/>
        <text:p text:style-name="P1"/>
        <text:p text:style-name="P1"><text:soft-page-break/></text:p>
        <text:p text:style-name="P1">Courrier à l’allocataire le :</text:p>
        <text:p text:style-name="P1"/>
        <text:p text:style-name="P5">Courrier à la CAF le :</text:p>
      </text:section>
      <text:p text:style-name="P5"/>
      <text:section text:style-name="Sect1" text:name="Section1" text:condition="ooow:dossierep_anonymiser EQ &quot;0&quot;" text:display="condition">
        <text:p text:style-name="P1"/>
        <text:p text:style-name="P1"/>
        <text:p text:style-name="P1"/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16">Identifiant Personne</text:p>
            </table:table-cell>
            <table:table-cell table:style-name="Tableau4.B1" office:value-type="string">
              <text:p text:style-name="P16"><text:user-field-get text:name="personne_id"/></text:p>
            </table:table-cell>
          </table:table-row>
          <table:table-row>
            <table:table-cell table:style-name="Tableau4.A2" office:value-type="string">
              <text:p text:style-name="P16">Sexe</text:p>
            </table:table-cell>
            <table:table-cell table:style-name="Tableau4.B2" office:value-type="string">
              <text:p text:style-name="P16"><text:conditional-text text:condition="ooow:personne_qual=&quot;Monsieur&quot;" text:string-value-if-true="Homme" text:string-value-if-false="Femme">Homme</text:conditional-text></text:p>
            </table:table-cell>
          </table:table-row>
          <table:table-row>
            <table:table-cell table:style-name="Tableau4.A2" office:value-type="string">
              <text:p text:style-name="P16">Commune</text:p>
            </table:table-cell>
            <table:table-cell table:style-name="Tableau4.B2" office:value-type="string">
              <text:p text:style-name="P16"><text:user-field-get text:name="adresse_locaadr"/></text:p>
            </table:table-cell>
          </table:table-row>
          <table:table-row>
            <table:table-cell table:style-name="Tableau4.A2" office:value-type="string">
              <text:p text:style-name="P16">Thématique</text:p>
            </table:table-cell>
            <table:table-cell table:style-name="Tableau4.B2" office:value-type="string">
              <text:p text:style-name="P16"><text:user-field-get text:name="dossierep_themeep"/></text:p>
            </table:table-cell>
          </table:table-row>
          <table:table-row>
            <table:table-cell table:style-name="Tableau4.A2" office:value-type="string">
              <text:p text:style-name="P16">Situation familiale</text:p>
            </table:table-cell>
            <table:table-cell table:style-name="Tableau4.B2" office:value-type="string">
              <text:p text:style-name="P16"><text:user-field-get text:name="foyer_sitfam"/></text:p>
            </table:table-cell>
          </table:table-row>
          <table:table-row>
            <table:table-cell table:style-name="Tableau4.A2" office:value-type="string">
              <text:p text:style-name="P16">Inscrit au RSA depuis</text:p>
            </table:table-cell>
            <table:table-cell table:style-name="Tableau4.B2" office:value-type="string">
              <text:p text:style-name="P16"><text:user-field-get text:name="dossier_dtdemrsa"/></text:p>
            </table:table-cell>
          </table:table-row>
          <table:table-row>
            <table:table-cell table:style-name="Tableau4.A2" office:value-type="string">
              <text:p text:style-name="P16">Service Instructeur</text:p>
            </table:table-cell>
            <table:table-cell table:style-name="Tableau4.B2" office:value-type="string">
              <text:p text:style-name="P16"><text:user-field-get text:name="serviceinstructeur_lib_service"/></text:p>
            </table:table-cell>
          </table:table-row>
          <table:table-row>
            <table:table-cell table:style-name="Tableau4.A2" office:value-type="string">
              <text:p text:style-name="P16">Date d'orientation</text:p>
            </table:table-cell>
            <table:table-cell table:style-name="Tableau4.B2" office:value-type="string">
              <text:p text:style-name="P16"><text:span text:style-name="T13"><text:user-field-get text:name="orientstruct_date_valid"/></text:span> <text:span text:style-name="T12"><text:user-field-get text:name="orientstruct_statut_orient"/></text:span></text:p>
            </table:table-cell>
          </table:table-row>
          <table:table-row>
            <table:table-cell table:style-name="Tableau4.A2" office:value-type="string">
              <text:p text:style-name="P16">Structure reférente</text:p>
            </table:table-cell>
            <table:table-cell table:style-name="Tableau4.B2" office:value-type="string">
              <text:p text:style-name="P13"><text:user-field-get text:name="dossierep_nonrespectsanctionep93_orientstruct_personne_id"/></text:p>
            </table:table-cell>
          </table:table-row>
          <table:table-row>
            <table:table-cell table:style-name="Tableau4.A2" office:value-type="string">
              <text:p text:style-name="P16">Inscrit à Pôle Emploi</text:p>
            </table:table-cell>
            <table:table-cell table:style-name="Tableau4.B2" office:value-type="string">
              <text:p text:style-name="P16"><text:user-field-get text:name="historiqueetatpe_inscritpe"/></text:p>
            </table:table-cell>
          </table:table-row>
        </table:table>
        <text:p text:style-name="P1"/>
        <text:p text:style-name="P1"/>
        <text:p text:style-name="P5"><text:span text:style-name="T11"><text:user-field-get text:name="contratinsertion_dd_ci"/></text:span></text:p>
        <text:p text:style-name="P5"><text:span text:style-name="T1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2-03-26T10:30:04.02</dc:date>
    <dc:creator>Julien Mille</dc:creator>
    <meta:editing-duration>PT03H35M09S</meta:editing-duration>
    <meta:editing-cycles>62</meta:editing-cycles>
    <meta:generator>OpenOffice.org/3.2$Win32 OpenOffice.org_project/320m12$Build-9483</meta:generator>
    <meta:printed-by>Julien Mille</meta:printed-by>
    <meta:print-date>2011-11-29T16:05:36.73</meta:print-date>
    <meta:document-statistic meta:table-count="2" meta:image-count="0" meta:object-count="0" meta:page-count="4" meta:paragraph-count="95" meta:word-count="360" meta:character-count="2238"/>
  </office:meta>
</office:document-meta>
</file>